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mplo modificado de: <text:s/><text:a xlink:type="simple" xlink:href="https://www.gnu.org/software/gsl/doc/html/randist.html#examples" text:style-name="Internet_20_link" text:visited-style-name="Visited_20_Internet_20_Link">https://www.gnu.org/software/gsl/doc/html/randist.html#examples</text:a></text:p>
      <text:p text:style-name="Standard"/>
      <text:p text:style-name="Standard">Calcula las probabilidades acumuladas <draw:frame draw:style-name="fr1" draw:name="Objeto1" text:anchor-type="as-char" svg:width="1.577cm" svg:height="0.508cm" draw:z-index="0"><draw:object xlink:href="./Object 1" xlink:type="simple" xlink:show="embed" xlink:actuate="onLoad"/><draw:image xlink:href="./ObjectReplacements/Object 1" xlink:type="simple" xlink:show="embed" xlink:actuate="onLoad"/></draw:frame><text:s/>y <draw:frame draw:style-name="fr1" draw:name="Objeto2" text:anchor-type="as-char" svg:width="1.577cm" svg:height="0.508cm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Standard"/>
      <text:p text:style-name="Standard">La salida del pograma es:</text:p>
      <text:p text:style-name="Standard"/>
      <text:p text:style-name="Standard"><text:tab/><text:tab/>prob(x &lt; 2.000000) = 0.977250</text:p>
      <text:p text:style-name="Standard"><text:tab/><text:tab/>prob(x &gt; 2.000000) = 0.022750</text:p>
      <text:p text:style-name="Standard"><text:tab/><text:tab/>Pinv(0.977250) = 2.000000</text:p>
      <text:p text:style-name="Standard"><text:tab/><text:tab/>Qinv(0.022750) = 2.0000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03:52.869203039</dc:date>
    <meta:editing-duration>PT1M2S</meta:editing-duration>
    <meta:editing-cycles>2</meta:editing-cycles>
    <meta:generator>LibreOffice/7.2.7.2$Linux_X86_64 LibreOffice_project/20$Build-2</meta:generator>
    <meta:document-statistic meta:table-count="0" meta:image-count="0" meta:object-count="2" meta:page-count="1" meta:paragraph-count="7" meta:word-count="31" meta:character-count="270" meta:non-whitespace-character-count="236"/>
  </office:meta>
</office:document-meta>
</file>

<file path=Object 1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&lt;</mo>
            <mn>2</mn>
          </mrow>
        </mrow>
        <mo fence="true" form="postfix" stretchy="false">)</mo>
      </mrow>
    </mrow>
    <annotation encoding="StarMath 5.0">P(x&lt;2)</annotation>
  </semantics>
</math>
</file>

<file path=Object 2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o stretchy="false">&gt;</mo>
            <mn>2</mn>
          </mrow>
        </mrow>
        <mo fence="true" form="postfix" stretchy="false">)</mo>
      </mrow>
    </mrow>
    <annotation encoding="StarMath 5.0">P(x&gt;2)</annotation>
  </semantics>
</math>
</file>